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826in" fo:margin-left="0in" table:align="left"/>
    </style:style>
    <style:style style:name="Table1.A" style:family="table-column">
      <style:table-column-properties style:column-width="2.9167in"/>
    </style:style>
    <style:style style:name="Table1.B" style:family="table-column">
      <style:table-column-properties style:column-width="0.7479in"/>
    </style:style>
    <style:style style:name="Table1.C" style:family="table-column">
      <style:table-column-properties style:column-width="2.7181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officeooo:rsid="001a5e98" officeooo:paragraph-rsid="001a5e98"/>
    </style:style>
    <style:style style:name="P2" style:family="paragraph" style:parent-style-name="Standard">
      <style:paragraph-properties fo:text-align="center" style:justify-single-word="false"/>
      <style:text-properties officeooo:rsid="001a5e98" officeooo:paragraph-rsid="001a5e9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f0b7" officeooo:paragraph-rsid="001bf0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f0b7" officeooo:paragraph-rsid="001bf0b7"/>
    </style:style>
    <style:style style:name="P6" style:family="paragraph" style:parent-style-name="Standard">
      <style:paragraph-properties fo:margin-top="0in" fo:margin-bottom="0.1965in" loext:contextual-spacing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a5e98" officeooo:paragraph-rsid="001a5e9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a5e98" officeooo:paragraph-rsid="001bf0b7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T1" style:family="text">
      <style:text-properties officeooo:rsid="001bf0b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d7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Emphasis"><text:span text:style-name="T2">XIX. Erdélyi Műszaki Tudományos Diákköri Konferencia</text:span></text:span></text:p>
      <text:h text:style-name="P7" text:outline-level="1"/>
      <text:h text:style-name="P7" text:outline-level="1"/>
      <text:h text:style-name="P7" text:outline-level="1"/>
      <text:h text:style-name="P8" text:outline-level="1"><text:bookmark text:name="magicparlabel-42248"/>Szavazókörzetek újraosztása</text:h>
      <text:p text:style-name="Standard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zerző: </text:p>
            <text:p text:style-name="P1"/>
            <text:p text:style-name="P4">András Réka </text:p>
            <text:p text:style-name="P1"/>
            <text:p text:style-name="P2">(Babeș-Bolyai Tudományegyetem, Kolozsvár, Informatikus szak, <text:span text:style-name="T4">4</text:span>. év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émavezető:</text:p>
            <text:p text:style-name="P1"/>
            <text:p text:style-name="P11">dr. Szöllősi István</text:p>
            <text:p text:style-name="P9"/>
            <text:p text:style-name="P10">(adjunktus, Babeș-Bolyai Tudományegyetem, Kolozsvár, <text:span text:style-name="T1">Matematika és Informatika Kar</text:span>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TDK 2018</text:p>
      <text:p text:style-name="P3"/>
      <text:p text:style-name="P5"><text:span text:style-name="Emphasis"><text:span text:style-name="T3">Temesvár, 2018. április 26-2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56:38.690211839</meta:creation-date>
    <dc:date>2018-04-15T17:32:17.567736439</dc:date>
    <meta:editing-duration>PT10M29S</meta:editing-duration>
    <meta:editing-cycles>2</meta:editing-cycles>
    <meta:generator>LibreOffice/5.4.6.2$Linux_X86_64 LibreOffice_project/40m0$Build-2</meta:generator>
    <meta:document-statistic meta:table-count="1" meta:image-count="0" meta:object-count="0" meta:page-count="1" meta:paragraph-count="11" meta:word-count="36" meta:character-count="319" meta:non-whitespace-character-count="290"/>
  </office:meta>
</office:document-meta>
</file>